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solid" style:font-name="Times New Roman" style:text-underline-style="none"/>
    </style:style>
    <style:style style:name="T5" style:family="text">
      <style:text-properties style:text-line-through-style="solid" style:text-position="0% 100%" style:font-name="Times New Roman" style:text-underline-style="none"/>
    </style:style>
    <style:style style:name="T6" style:family="text">
      <style:text-properties style:text-line-through-style="none" style:text-underline-style="none"/>
    </style:style>
    <style:style style:name="T7" style:family="text">
      <style:text-properties style:text-line-through-style="none" style:text-underline-style="solid" style:text-underline-width="auto" style:text-underline-color="font-color"/>
    </style:style>
    <style:style style:name="T8" style:family="text">
      <style:text-properties style:text-line-through-style="none" style:font-name="Times New Roman1" style:text-underline-style="none"/>
    </style:style>
    <style:style style:name="T9" style:family="text">
      <style:text-properties style:text-line-through-style="none" style:font-name="Times New Roman" style:text-underline-style="none"/>
    </style:style>
    <style:style style:name="T10" style:family="text">
      <style:text-properties style:text-line-through-style="none" style:text-position="super 58%" style:font-name="Times New Roman" style:text-underline-style="none"/>
    </style:style>
    <style:style style:name="T11" style:family="text">
      <style:text-properties style:text-line-through-style="none" style:text-position="0% 100%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2_9b</text:p>
      <text:p text:style-name="P2">American Genizah Project: Partnership for Posterity</text:p>
      <text:p text:style-name="P2">Sabato Morais Collection Catalogue Template</text:p>
      <text:p text:style-name="P3"/>
      <text:p text:style-name="P3">Cataloguer: Heather Newlin</text:p>
      <text:p text:style-name="P3"/>
      <text:p text:style-name="P3"/>
      <text:p text:style-name="P3">I. Provenance</text:p>
      <text:p text:style-name="P3"/>
      <text:p text:style-name="P3">Source: CAJS Sabato Morais Papers</text:p>
      <text:p text:style-name="P3">Location: Box 12, FF 2</text:p>
      <text:p text:style-name="P3">Restrictions: ?</text:p>
      <text:p text:style-name="P3"/>
      <text:p text:style-name="P3">II. Descriptive Metadata</text:p>
      <text:p text:style-name="P3"/>
      <text:p text:style-name="P3">Script<text:tab/><text:tab/><text:tab/><text:tab/><text:tab/><text:tab/>Manuscript<text:tab/></text:p>
      <text:p text:style-name="P3"><text:s/>(manuscript or typescript) <text:tab/><text:tab/><text:tab/><text:tab/></text:p>
      <text:p text:style-name="P3">Language (s)<text:tab/><text:tab/><text:tab/><text:tab/><text:tab/>English, Hebrew<text:tab/><text:tab/><text:tab/><text:tab/><text:tab/></text:p>
      <text:p text:style-name="P3">Author of letter<text:tab/><text:tab/><text:tab/><text:tab/>Sabato Morais<text:tab/></text:p>
      <text:p text:style-name="P3">Signed letter<text:tab/><text:tab/><text:tab/><text:tab/><text:tab/></text:p>
      <text:p text:style-name="P3">Unsigned letter</text:p>
      <text:p text:style-name="P3">Dictated letter</text:p>
      <text:p text:style-name="P3">Anonymous</text:p>
      <text:p text:style-name="P3">Addressee of letter<text:tab/><text:tab/><text:tab/><text:tab/></text:p>
      <text:p text:style-name="P3">Addressee as “Editor”<text:tab/><text:tab/><text:tab/><text:tab/></text:p>
      <text:p text:style-name="P3">Date (derived from Hebrew Date)<text:tab/><text:tab/></text:p>
      <text:p text:style-name="P3">Date (derived from Gregorian calendar)<text:tab/></text:p>
      <text:p text:style-name="P3">Month<text:tab/><text:tab/><text:tab/><text:tab/><text:tab/><text:tab/></text:p>
      <text:p text:style-name="P3">Year<text:tab/><text:tab/><text:tab/><text:tab/><text:tab/><text:tab/></text:p>
      <text:p text:style-name="P3">Hebrew Date<text:tab/><text:tab/><text:tab/><text:tab/><text:tab/></text:p>
      <text:p text:style-name="P3">Undated</text:p>
      <text:p text:style-name="P3">City<text:tab/><text:tab/><text:tab/><text:tab/><text:tab/><text:tab/>Philadelphia</text:p>
      <text:p text:style-name="P3">State<text:tab/><text:tab/><text:tab/><text:tab/><text:tab/><text:tab/>PA</text:p>
      <text:p text:style-name="P3">Country<text:tab/><text:tab/><text:tab/><text:tab/><text:tab/>USA</text:p>
      <text:p text:style-name="P3">Subject<text:tab/><text:tab/><text:tab/><text:tab/><text:tab/>Daniel (Biblical figure); Faith; Envy</text:p>
      <text:p text:style-name="P3">Keywords</text:p>
      <text:p text:style-name="P3"/>
      <text:p text:style-name="P3"/>
      <text:p text:style-name="P3">III. Document Types</text:p>
      <text:p text:style-name="P3"/>
      <text:p text:style-name="P3">Correspondence<text:tab/><text:tab/><text:tab/><text:tab/></text:p>
      <text:p text:style-name="P3">(Synagogue) Sermon<text:tab/><text:tab/><text:tab/><text:tab/>Y</text:p>
      <text:p text:style-name="P3">(Public) Discourse</text:p>
      <text:p text:style-name="P3">Literary Document<text:tab/><text:tab/><text:tab/><text:tab/></text:p>
      <text:p text:style-name="P3">Legal Document</text:p>
      <text:p text:style-name="P3">Receipts</text:p>
      <text:p text:style-name="P3">Newspaper Clipping</text:p>
      <text:p text:style-name="P3">Greeting Card</text:p>
      <text:p text:style-name="P3">Calling Card</text:p>
      <text:p text:style-name="P3"><text:soft-page-break/></text:p>
      <text:p text:style-name="P3"/>
      <text:p text:style-name="P3">IV. Physical Features </text:p>
      <text:p text:style-name="P3"/>
      <text:p text:style-name="P3">Condition (e.g. fragile)<text:tab/><text:tab/><text:tab/></text:p>
      <text:p text:style-name="P3">Paper size (letter or legal size)<text:tab/><text:tab/></text:p>
      <text:p text:style-name="P3">Number of Pages<text:tab/><text:tab/><text:tab/><text:tab/>20</text:p>
      <text:p text:style-name="P3">Number of Sheets<text:tab/><text:tab/><text:tab/><text:tab/>5</text:p>
      <text:p text:style-name="P3">Fragment<text:tab/><text:tab/><text:tab/><text:tab/><text:tab/></text:p>
      <text:p text:style-name="P3">Pagination <text:tab/><text:tab/><text:tab/><text:tab/><text:tab/>Y</text:p>
      <text:p text:style-name="P3">Foliation</text:p>
      <text:p text:style-name="P3">Additional Numeration</text:p>
      <text:p text:style-name="P3">Envelope<text:tab/><text:tab/><text:tab/><text:tab/><text:tab/></text:p>
      <text:p text:style-name="P3">Stamp<text:tab/><text:tab/><text:tab/><text:tab/><text:tab/><text:tab/></text:p>
      <text:p text:style-name="P3">Postma<text:tab/>rk<text:tab/><text:tab/><text:tab/><text:tab/><text:tab/></text:p>
      <text:p text:style-name="P3">Wax seal<text:tab/><text:tab/><text:tab/><text:tab/><text:tab/></text:p>
      <text:p text:style-name="P3"/>
      <text:p text:style-name="P3">V. Added entries </text:p>
      <text:p text:style-name="P3"/>
      <text:p text:style-name="P3">Additional names mentioned: Daniel, Darius</text:p>
      <text:p text:style-name="P3">Additional Places mentioned: </text:p>
      <text:p text:style-name="P3">Additional Dates mentioned:</text:p>
      <text:p text:style-name="P3"/>
      <text:p text:style-name="P3">VI. Notes</text:p>
      <text:p text:style-name="P3"/>
      <text:p text:style-name="P3">VII Transcription</text:p>
      <text:p text:style-name="P4">(Symbols: ?=uncertain; []=supplied information; /=end of line)</text:p>
      <text:p text:style-name="P4"/>
      <text:p text:style-name="P4">[Page 1]</text:p>
      <text:p text:style-name="P4">[Note: The number "26" is written in pencil and circled in the top right corner of the page.]</text:p>
      <text:p text:style-name="P4"/>
      <text:p text:style-name="P4">What a vast difference exists, my dear brethren, between the/ law of the living God and that of perishable men. <text:s/>That/ of the latter weilds[sic!] a sword which is ready to strike the/ offender, but the ordinance of the Lord are preventives against/ the committal of offence. <text:s/>The one hews down with its/ might, the branches of the tree, which bear poisonous fruit,/ the other watches the root with peculiar care, so that/ its shoots may grow healthily. <text:s/>The law of man provides/ that no individual should with impunity disturb the harmony/ of the social compact, but the law of God early trains the/ individual to live in peace with <text:span text:style-name="T1">all</text:span><text:span text:style-name="T2"> his fellow-beings./ <text:s/>This truth will appear very obvious to you, when you reflect/ on the injunction laid down in the thirty first chapter of/ Deuteronomy. <text:s/>There we read that the people of Israel were/ ordered, that at the Sabbatical year, when they went to/ seek the Eternal, in the place where his glory dwelt, they/ should conduct with themselves their </text:span><text:span text:style-name="T1">little ones</text:span><text:span text:style-name="T2">, that they/ also might learn from the mouth of his chosen servants/ the principles of rectitude. <text:s/>That this practice/ was calculated to mould the young mind</text:span><text:span text:style-name="T3">s</text:span><text:span text:style-name="T6"> in a fashion/ consonant with the tuition received, is very evident;/</text:span></text:p>
      <text:p text:style-name="P4"><text:span text:style-name="T6"/></text:p>
      <text:p text:style-name="P4"><text:span text:style-name="T6">[Page 2]</text:span></text:p>
      <text:p text:style-name="P4"><text:span text:style-name="T6">for, we all know that early impressions strike in a deep/ root, and more especially so, when derived from circumstances/ attended with striking solemnity./</text:span></text:p>
      <text:p text:style-name="P4"><text:span text:style-name="T6">And what, my dear friends, could be more imposing than to have/ seen myriads of human beings, from various cities of Palestine,/ throng the metropolis, to hear the highest authority in the/ nation (for </text:span><text:soft-page-break/><text:span text:style-name="T6">according to tradition the duty devolved on the king) ex-/-plain the law of God, and avow himself subordinate to its will?/ <text:s/>How must his words have thrilled in every heart, when he, who/ was raised above his brethren, proclaimed that there is but one/ God, and one immutable law? <text:s/>What a beneficial influence/ must that early lesson have exercised over his young listeners,/ if followed by a well directed parental education! <text:s/>Whatever/ they beheld, tended to excite feelings of reverence for their religion./ <text:s/>The grandeur of the Temple, the devotion of the worshippers[sic!],/ the dignity of the speaker, must have inspired them with/ a noble pride for the name of Israel, which they bore, and/ for the heavenly trust which they also would one day be/ summoned to discharge. <text:s/>But now, my friends!/ that the glory of the past has departed, and we can no longer/ make our young offspring partakers of the spiritual knowledge/ dispensed by the elect of God in his holy sanctuary, what have/</text:span></text:p>
      <text:p text:style-name="P4"><text:span text:style-name="T6"/></text:p>
      <text:p text:style-name="P4"><text:span text:style-name="T6">[Page 3]</text:span></text:p>
      <text:p text:style-name="P4"><text:span text:style-name="T6">we in substitution thereof? <text:s/>We convey our children to the house/ of prayer, but alas! when there, neither their minds nor their/ demeanour is at all improved thereby. <text:s/>The language in which the law/ of God is read, is not their vernacular tongue, so that the dictates,/ the admonitions, the exhortations therein contained, sound un-/-meaning to their ears. <text:s/>They then naturally grow weary, and/ contrive to divert their minds, not by perusing the translation/ of that which their minister recites, but by engaging in a/ conversation, and by disturbing the public worship as they repeatedly quit/ or return to, the Synagogue. <text:s/>It is time dear Brethren, that we/ should reform this evil, that glaringly exists among us; and/ the means are in our power. <text:s/>Let the parents imbue/ their children with due regard for the house of prayer, enforcing/ their tuition by example, and their deportment there, will be/ decorous, let them initiate their little ones in the knowledge/ of the sacred tongue, and they will improve so well by attending/ to a correct reading, that the desire of becoming familiar/ with its signification, as well as with its recital, will grow/ spontaneously. <text:s/>But the ministers must also/ aid the parents in rendering the Synagogue a place of moral/ enjoyment for the young. <text:s/>Let them occasionally/</text:span></text:p>
      <text:p text:style-name="P4"><text:span text:style-name="T6"/></text:p>
      <text:p text:style-name="P4"><text:span text:style-name="T6">[Page 4]</text:span></text:p>
      <text:p text:style-name="P4"><text:span text:style-name="T6">address the latter in a manner adapted to their comprehension./ <text:s/>Let them not disdain to couch their diction in an unadorned form,/ so that it might be accessible to the untutored youth, let/ them remember the maxim of our Sages, and be gratified by the/ certainty that they will </text:span><text:span text:style-name="T3">[?] more benefit by</text:span><text:span text:style-name="T6"> occasion more good through a course/ so simple, than by the display of great erudition. <text:s/>[Hebrew]./ <text:s/>[Hebrew]. <text:s/>"Short and easy must be the instruction imparted/ to young pupils." <text:s/>In pursuance of this Rabbinical/ direction and with the view of enlisting the attention of the/ junior portion of this Congregation, I have prepared for this/ morning a few remarks which I have likewise endeavoured to elucidate/ by Biblical facts. <text:s/>In the hope that my labour may have not/ been altogether </text:span><text:span text:style-name="T3">be</text:span><text:span text:style-name="T6"> spent in vain, I shall with no farther delay,/ commence my discourse./</text:span></text:p>
      <text:p text:style-name="P4"><text:span text:style-name="T6">My dear young friends! <text:s/>A feeling which we cannot/ sufficiently loathe and which most prevails among children/ is </text:span><text:span text:style-name="T7">Envy</text:span><text:span text:style-name="T6"> <text:s/>This detestable passion, like so many others,/ develops itself gradually; till it grows gigantically and/ drags man into vice and crime. <text:s/>If we once cherish it,/ if we once allow it to harbour in </text:span><text:span text:style-name="T3">in</text:span><text:span text:style-name="T6"> our bosom, we become/ its slaves; and it is but seldom that we can free ourselves/ from it. <text:s/>Two brothers have been blessed with/</text:span></text:p>
      <text:p text:style-name="P4"><text:span text:style-name="T6"/></text:p>
      <text:p text:style-name="P4"><text:span text:style-name="T6">[Page 5]</text:span></text:p>
      <text:p text:style-name="P4"><text:span text:style-name="T6">kind parents, who strenuously exert themselves to rear them in/ the love and fear of God. <text:s/>One of these youths responds to their an-/-xious cares, by unremitting study, by strictly adhering to their/ bidding, by never allowing himself to contradict their words./ <text:s/>The other on the contrary, chooses a different course, is careless, sulky/ and spurns the admonitions of his parents, so that whilst the/ latter lavish all their fondness on the dutiful son, they chide/ and often chastise the disobedient one. <text:s/>This inconsiderate/ child misconstruing his parents' conduct towards his brother,/ mistaking a just and well-deserved </text:span><text:soft-page-break/><text:span text:style-name="T6">affection for a partiality,/ conceives evil thoughts against his relative. <text:s/>He envies him./ <text:s/>Instead of striving to reform his own blamable demeanour, and/ by taking pattern from his brother, endeavour to captivate the/ love of his parents, he acts in a manner that virtually alienates/ them from him. <text:s/>Stirred up the direful passion of/ envy, he esteems every thing lawful which may lead to the/ achievement of his contemptible purposes. <text:s/>Mindless of the/ ties of nature, deaf to fraternal love, he strives to mar the/ happiness of him who was intended by the Almighty as/ a companion, as a friend of his younger days./</text:span></text:p>
      <text:p text:style-name="P4"><text:span text:style-name="T6">A dreadful instance of the mischief accruing from the indulgence/</text:span></text:p>
      <text:p text:style-name="P4"><text:span text:style-name="T6"/></text:p>
      <text:p text:style-name="P4"><text:span text:style-name="T6">[Page 6]</text:span></text:p>
      <text:p text:style-name="P4"><text:span text:style-name="T6">of the baneful passion we have in the first pages of the/ Pentateuch. <text:s/>Envy stimulated Cain to stain his/ hands with the guiltless blood of Abel, envy blended him so, as/ to believe that he could conceal his foul deed from the all-seeing/ eye of the Deity, envy drew upon him the terrible indignation/ of heaven./</text:span></text:p>
      <text:p text:style-name="P4"><text:span text:style-name="T6">}In like manner, several children frequent the same school, their/ teacher instructs with equal zeal every one of them; he guides/ their tottering steps in the path of virtue, he wishes to make them/ </text:span><text:span text:style-name="T3">youthf</text:span><text:span text:style-name="T6"> useful members of society. <text:s/>Some give heed to his/ salutary lessons and profit by them, others slight his </text:span><text:span text:style-name="T3">lessons</text:span><text:span text:style-name="T6">/ tuition, and meet with the disapprobation of their instructor./ <text:s/>But this which ought to be a caution to them of the wrong/ they are committing, which ought to open their mind's eye/ to the duties that they have neglected, which ought to give/ rise to the noble feeling of emulation, which is the precursor/ of great and generous actions, awakens in those obdurate child-/-ren the hateful feeling of envy. <text:s/>Jealous of the attach-/-ment which their preceptor evinces towards their school-/-fellows, of the rewards that they receive from him as a recom-/-pense for their laudable conduct, they endeavour to injure them,/ regardless of the means they employ to attain their malicious object}/</text:span></text:p>
      <text:p text:style-name="P4"><text:span text:style-name="T6"/></text:p>
      <text:p text:style-name="P4"><text:span text:style-name="T6">[Page 7]</text:span></text:p>
      <text:p text:style-name="P4"><text:span text:style-name="T6">Yet this passion so baneful, so destructive by itself has, when/ allied to ambition, no control. <text:s/>With an invisible hand it lures/ man to his own ruin; darkens his intellect that he does not/ see the pit in which he is about to fall. <text:s/>It makes him run/ after a shadow which recedes from him as he advances towards it,/ it beguiles him so, that he believes he can gain happiness by/ encroaching upon that of another, but happiness is not the lot/ of the envious, or the ambitious man. <text:s/>Nay, {he forges the weapons/ which will sooner or later strike him a deadly </text:span><text:span text:style-name="T3">lo</text:span><text:span text:style-name="T6"> blow.} <text:s/>Believe me,/ my dear young friends! <text:s/>The life of the envious is most wretched./ <text:s/>Like the moth he whirls around the blaze which will consume/ him. <text:s/>He falls into it and no friendly eye sheds a tear at his/ fall. <text:s/>Hence </text:span><text:span text:style-name="T3">in many p</text:span><text:span text:style-name="T6"> we are strongly warned against this/ heinous passion, in the following aphorism of our Sages./ <text:s/>"Envy, wantonness and ambition wear out a man's life"/ <text:s/></text:span><text:span text:style-name="T3">The story</text:span><text:span text:style-name="T6"> Some incidents in the life of Daniel to which I intend directing your attention/ will illustrate my assertion./</text:span></text:p>
      <text:p text:style-name="P4"><text:span text:style-name="T6">Among the captives that Nebucadnezar conveyed from our/ holy land to Babylon, were several, who by special order of/ that Sovereign were to reside in his palace, and there for the/ lapse of three years to remain, till they had acquired skill/</text:span></text:p>
      <text:p text:style-name="P4"><text:span text:style-name="T6"/></text:p>
      <text:p text:style-name="P4"><text:span text:style-name="T6">[Page 8]</text:span></text:p>
      <text:p text:style-name="P4"><text:span text:style-name="T6">in the language of that country. <text:s/>During that period they were/ </text:span><text:span text:style-name="T3">made the recipients of</text:span><text:span text:style-name="T6"> to enjoy all the luxuries of their master's table, and/ under the guardianship of an officer of the king, every comfort was/ procured for them. <text:s/>But, my young friends, are the/ comforts of life, to be attained at the expense of one's religious/ principles? <text:s/>Are the transient gratifications of the earth, to be/ so valued, that a rational being should sacrifice to them/ his everlasting felicity?...These reflections which/ just now strike </text:span><text:span text:style-name="T7">our</text:span><text:span text:style-name="T6"> mind, must have arisen in Daniel's/ mind also, when he had been selected to dwell in the/ royal court. <text:s/>Staunch in the precepts of our holy religion,/ he would not defile himself with forbidden viands, but with/ gentle entreaty requested the king's officer to change his/ sumptuous repast for the </text:span><text:soft-page-break/><text:span text:style-name="T6">slender diet of pulse and water./ <text:s/>Daniel, who of noble extraction, as recorded in Holy Writ, must/ have been wont to sit at a luxurious table, deliberately refused/ it, when detrimental to his religious duties. <text:s/>God grant that/ you may imitate his righteous example through life!/</text:span></text:p>
      <text:p text:style-name="P4"><text:span text:style-name="T6">The novitiate of that outcast of Judea, was not yet at an end,/ when a very strange incident summoned him before the potent/ Monarch of Babylon. <text:s/>An uncommon dream came to disturb/ the slumber of the Autocrat. <text:s/>He could obtain no rest till/</text:span></text:p>
      <text:p text:style-name="P4"><text:span text:style-name="T6"/></text:p>
      <text:p text:style-name="P4"><text:span text:style-name="T6">[Page 9]</text:span></text:p>
      <text:p text:style-name="P4"><text:span text:style-name="T6">he had learnt its interpretation. <text:s/>To that effect he sends/ for all his magicians and wizards who throng into his presence./ <text:s/>The king speaks, he wishes to make them acquainted with the/ cause of his summons, to relate to them the dream that had/ disquieted him, but alas! the dream has escaped his memory./ <text:s/>Exasperated at so unfavorable an occurrence, that tyrant/ of old, seeks of them that which no man ever ventured to/ ask. <text:s/>He threatens them with certain death if they do not, without/ delay, disclose to him the dream and its interpretation./ <text:s/>In vain they remonstrate, to no purpose they strive to call/ Nebucadnezar to reason. <text:s/>He has pronounced a sentence, and </text:span><text:span text:style-name="T3">he</text:span><text:span text:style-name="T6">/ will not recant. <text:s/>The morrow's sun will witness a mourn-/-ful sight, till the Sages of Chaldea are doomed to destruction./ <text:s/>Helpless, forlorn, they are perhaps bidding a last fare-well/ to their dear ones. <text:s/>But when every ray of hope seemed ex-/-tinguished, the celestial Father, whose endless mercy extends/ to all his creatures, commissioned one of his servants, to/ rescue those innocent lives from the </text:span><text:span text:style-name="T3">imminent</text:span><text:span text:style-name="T6"> danger impen-/-ding over them. <text:s/>In a vision by night, the Almighty/ revealed to Daniel the dream, which had so much perturbed/ the spirits of Nabucadnezar. <text:s/>By the lips of his faithful/</text:span></text:p>
      <text:p text:style-name="P4"><text:span text:style-name="T6"/></text:p>
      <text:p text:style-name="P4"><text:span text:style-name="T6">[Page 10]</text:span></text:p>
      <text:p text:style-name="P4"><text:span text:style-name="T6">worshipper[sic!], He vouchsafed to acquaint that potentate with/ a series of fearful events, long before they sprang forth; by/ the means of this noble exile, he made that haughty-prince/ bow before his Creator, he made him feel, </text:span><text:span text:style-name="T3">at least momentarily</text:span><text:span text:style-name="T6">/ that he was but crowned dust, and caused him to retract his/ fierce mandate./</text:span></text:p>
      <text:p text:style-name="P4"><text:span text:style-name="T6">}So wonderful a disclosure filled every one, and above all, the/ Sovereign, with amazement and awe. <text:s/>He </text:span><text:span text:style-name="T3">publicly</text:span><text:span text:style-name="T6"> acknowledged </text:span><text:span text:style-name="T7">that</text:span><text:span text:style-name="T6">/ God of whom he recognized Daniel as the messenger, loaded/ the latter with favours, and promoted him to the highest/ honors, to which any man could have aspired in his realm./ <text:s/>But I should digress too much from my topic, if I were/ to trace the course of the story as narrated in the Bible, I/ must therefore confine myself to dwell only on those passages/ which are more intimately connected with it. <text:s/>Know/ then, my dear young friends, that the reign of Nebucadnezar/ was exposed to dreadful vicessitudes, through which the/ divine knowledge which Daniel possessed was brought into action,/ and his virtues conspicuously shone} <text:s/>After the/ demise of the aforenamed King the empire devolved to his/ son </text:span><text:span text:style-name="T3">whom the Deity had</text:span><text:span text:style-name="T6"> who after a short reign bequeathed it to his successor destined by the Deity to witness its utter overthrow./ <text:s/>Addicted as almost every Persian and Babylonian monarch was,/</text:span></text:p>
      <text:p text:style-name="P4"><text:span text:style-name="T6"/></text:p>
      <text:p text:style-name="P4"><text:span text:style-name="T6">[Page 11]</text:span></text:p>
      <text:p text:style-name="P4"><text:span text:style-name="T6">to degrading appetites, and more especially to that noxious and/ brutalizing one of intoxication, King Belsh</text:span><text:span text:style-name="T8">á</text:span><text:span text:style-name="T9">zzar, (so he was named)/ one day at a banquet, when the fumes of the wine in which he/ had previously indulged, clouded his intellect, dared to desecrate/ the holy vessels which adorned the Sanctuary of the Lord in Jerusalem./ <text:s/>While raising profane songs to his false divinities, he polluted/ with his impure lips the hallowed cups of the Temple./</text:span></text:p>
      <text:p text:style-name="P4"><text:span text:style-name="T9">Insane that he was thus to insult the living God! <text:s/>On a/ sudden the king appears agitated. <text:s/>This potent monarch on/ whose nod the lives of millions depended, trembles and shudders/ with horror. <text:s/>What does he dread? <text:s/>What can cause this pertur-/-bation in him? <text:s/>Is he not guarded by myriads of solders? <text:s/>Is/ he not </text:span><text:span text:style-name="T4">not</text:span><text:span text:style-name="T9"> surrounded by his nobles and princes? <text:s/>What earthly/ power can intimidate King Belshazzar? <text:s/></text:span><text:soft-page-break/><text:span text:style-name="T9">With a fixed look his/ eyes stare upon the wall. <text:s/>He beholds a mysterious hand tracing/ unintelligible characters. <text:s/>The profound learning of his wizards/ is eagerly appealed to, every one awaits in great suspense the result/ of their meditation. <text:s/>But their wisdom this time fails them./ <text:s/>Despondence reigned </text:span><text:span text:style-name="T4">everywhere</text:span><text:span text:style-name="T9"> throughout the palace, when the queen </text:span><text:span text:style-name="T4">mindful</text:span><text:span text:style-name="T9"> who remembered/ </text:span><text:span text:style-name="T4">of</text:span><text:span text:style-name="T9"> the supernatural talents displayed by Daniel, recalled them/ to the mind of her lord, by an emphatic description of them; and caused/ that illustrious Jew to be immediately brought before his presence./</text:span></text:p>
      <text:p text:style-name="P4"><text:span text:style-name="T9"/></text:p>
      <text:p text:style-name="P4"><text:span text:style-name="T9">[Page 12]</text:span></text:p>
      <text:p text:style-name="P4"><text:span text:style-name="T9">Daniel, the devout adorer of the true God, constant to his mission/ which he would not debase: through lucre, rejected the rich gifts/ proffered to him; but invested with that moral courage which/ an unflinching belief in a supreme justice can only inspire, boldly/ charged the Sovereign with having provoked the wrath of the Al-/-mighty, upbraided him with having turned a deaf ear to the/ lessons which the circumstances of his grand </text:span><text:span text:style-name="T4">father</text:span><text:span text:style-name="T9"> sire's sad life had/ afforded him; with having followed the froward career of/ Nebuchadnezzar, and finally he warned him of the chastisement/ hanging over him; and of which the mysterious characters were/ the presage. <text:s/>The prophetic wisdom of Daniel became thus so un-/-questionable, his talents repeatedly and successfully exhibited/ were so universally acknowledged, that they could not remain/ concealed from Darius the Mede. <text:s/>When Babylon was/ vanquished by the armies of Persia, the monarch above-men-/-tioned, sensible to the qualities which so brilliantly distinguished/ Daniel, raised him above all his subjects. <text:s/></text:span><text:span text:style-name="T4">Hapen</text:span><text:span text:style-name="T9">/ Having deputed a hundred and twenty governors over his/ extensive empire, and three presidents at their head, he chose/ </text:span><text:span text:style-name="T4">Daniel</text:span><text:span text:style-name="T9"> the hebrew exile as supreme chief of the latter./ <text:s/>This remarkable token of deference aroused the direful feeling/ of envy in the breasts of the courtiers of King Darius./</text:span></text:p>
      <text:p text:style-name="P4"><text:span text:style-name="T9"/></text:p>
      <text:p text:style-name="P4"><text:span text:style-name="T9">[Page 13]</text:span></text:p>
      <text:p text:style-name="P4"><text:span text:style-name="T9">They felt indignant that an outcast should bear sway over/ them. <text:s/>They beheld with rage so many boons bestowed on a/ stranger to their land and to their gods. <text:s/>Their pride felt wounded,/ and they vowed never to pause, until they had healed it./</text:span></text:p>
      <text:p text:style-name="P4"><text:span text:style-name="T9">Daniel became then the object of their persecution. <text:s/>Hearkening/ solely to the </text:span><text:span text:style-name="T4">advice</text:span><text:span text:style-name="T9"> prompting of the heinous passion which swelled their/ bosoms, they breathed but to see Daniel divested of the authority/ which he held; envy portrayed to them in fascinating colours/ the gratification which the attainment of their desire would afford/ them; but in spite of all their endeavours, their malice could/ not find a fault in Daniel which </text:span><text:span text:style-name="T4">may</text:span><text:span text:style-name="T9"> might palliate their machination./ <text:s/>In their perplexity, they owned it impossible to stain </text:span><text:span text:style-name="T4">the</text:span><text:span text:style-name="T9"> his irreproach-/-able character. </text:span><text:span text:style-name="T4">of</text:span><text:span text:style-name="T9"> <text:s/>Yet envy never gives up her arms. <text:s/>The/ counsellor[sic!] of iniquitous deeds, she is always ready to suggest new/ and more contemptible means. <text:s/>And so it occurred with the enemies/ of Daniel. <text:s/>Despairing of injuring him by tarnishing his repu-/-tation, they resorted to more crafty and as they intended, more/ hurtful measures. <text:s/>And indeed had not the outstretched arm/ of the Lord interposed in behalf of his pious servant, he might/ have become the victim of their plots. <text:s/>You will be astounded/ when you hear of the manner in which they sought to/ gain their object. <text:s/>You will be astounded, for thanks to an/</text:span></text:p>
      <text:p text:style-name="P4"><text:span text:style-name="T9"/></text:p>
      <text:p text:style-name="P4"><text:span text:style-name="T9">[Page 14]</text:span></text:p>
      <text:p text:style-name="P4"><text:span text:style-name="T9">all-wise Providence, we live in times, when the knowledge/ of a Divine Creator has spread its beneficial influence over/ a vast portion of the globe, and wrought wonderful changes/ in the opinions and habits of man, but in the time when our/ story happened, the grosses ignorance on religion prevailed among/ nations. <text:s/>Profane histories are replete with instances when/ Kings grown proud of their success in battle, or puffed up/ with health, claimed of their subjects the homage </text:span><text:span text:style-name="T4">paid</text:span><text:span text:style-name="T9"> due only to </text:span><text:span text:style-name="T4">their</text:span><text:span text:style-name="T9">/ God. <text:s/>This custom which would seem sacreligious</text:span><text:span text:style-name="T10">1</text:span><text:span text:style-name="T11"> in the/ present age, existed and in full vigour amongst the Persians,/ and it was that which supplied the enemies of Daniel with/ the weapons by which they purposed to strike the blow./ <text:s/>They made their appearance before Darius and disguising </text:span><text:soft-page-break/><text:span text:style-name="T11">their/ aim under the cloak of a deep-felt reverence for their sovereign,/ prompted the latter to sign a decree that, forbid any one, under/ the penalty of being devoured by lions, to offer supplications during/ thirty days either to God or man, except to Darius the King./ <text:s/>The edict was promulgated, and all the subjects of that vast empire/ obeyed the command. <text:s/>But not so Daniel. <text:s/>Although conscious/ that he was forfeiting his life, he, three times every day, spread his/ hands towards heaven, and to the Almighty poured forth his/ prayers./</text:span></text:p>
      <text:p text:style-name="P4"><text:span text:style-name="T11"/></text:p>
      <text:p text:style-name="P4"><text:span text:style-name="T11">[Page 15]</text:span></text:p>
      <text:p text:style-name="P4"><text:span text:style-name="T11">Daniel on the verge of a peril which he might have averted, by/ neglecting for a short period an outward expression of adoration to God,/ forbore making the omission of it the implement of his salvation./ <text:s/>But do you know, my dear young friends, what afforded Daniel so/ much fortitude as to intrepidly face death? <text:s/>A true sense of his religious/ duties. <text:s/>Because he loved God with all his heart, he would not suffer/ any human reason to intervene between him and the performance of/ his duties, as an Israelite; because he loved him with all his soul,/ he </text:span><text:span text:style-name="T5">welcomed</text:span><text:span text:style-name="T11"> set no value on riches and honors </text:span><text:span text:style-name="T5">of no value</text:span><text:span text:style-name="T11"> so that he might speak/ the truth undauntedly before the rulers of the earth; because he/ loved him with all his might, he cheerfully jeopardized his existence,/ to teach man that the death of the body is preferable to sacrilege/ and impiety. <text:s/>Such an adoration Daniel offered to the Almighty, and/ such it behooves every one of you to imitate. <text:s/>Your faith may not be tried/ so severely, but you will have during life many difficulties to/ surmount, many temptations to conquer. <text:s/>Be then, my dear young/ friends as Daniel, unflinching in your belief; between the sacrifice/ of terrestrial good and the dereliction of your religion, choose always/ the former, be as our Rabbins teach us "As swift as an eagle/ as strong as a leopard, and as courageous as a lion, to perform/ the will of our Father that is in heaven". <text:s/>[?]/</text:span></text:p>
      <text:p text:style-name="P4"><text:span text:style-name="T11">But the life of Daniel was too precious in the sight of his God, that/ </text:span></text:p>
      <text:p text:style-name="P4"><text:span text:style-name="T11"/></text:p>
      <text:p text:style-name="P4"><text:span text:style-name="T11">[Page 16]</text:span></text:p>
      <text:p text:style-name="P4"><text:span text:style-name="T11">He should deliver it a prey to raging envy. <text:s/>The prophetic spirit/ with which He had endued him, was reserved to foretell wonderful/ events that concerned the future of mighty kingdoms and formi-/dable nations. <text:s/>His inspired words were destined to keep alive during/ a long captivity the flame of hope in the life of afflicted Israel;/ he was to supply frail mortals with a staunch prop in the/ trials of life by the picture of an everlasting happiness. <text:s/>"And/ they that be wise shall shine as the brightness of the firmament/ and they that turn many to righteousness, as the stars, for ever/ and ever" <text:s/>His mission upon earth was not yet fulfilled; and/ what human power could thwart the decree of the Omnipotent?/ <text:s/>His inveterate foes surprised him whilst worshipping[sic!] the Lord impeached him before </text:span><text:span text:style-name="T5">the King</text:span><text:span text:style-name="T11"> Darius demanded/ the consummation of the mandate he had issued, saw the/ object of their hatred cast in a den of lions, rejoiced already at/ their success, but He who had endowed Samson with strength/ to overcome the lion ready to rend him, He who had spared/ the life of the sweet Psalmist of Israel from the ravenous/ mouths of a lion and of a bear, tamed the ferocity of those/ insatiable animals and preserved his pious servant unscathed./ <text:s/>At the break of the day which followed the execution of the sentence/ pronounced against Daniel, the king whose sleep had the previous/ night been broken by remorse, speedily repaired </text:span><text:span text:style-name="T5">the</text:span><text:span text:style-name="T11"> to the </text:span><text:span text:style-name="T5">cave</text:span><text:span text:style-name="T11"> den./</text:span></text:p>
      <text:p text:style-name="P4"><text:span text:style-name="T11"/></text:p>
      <text:p text:style-name="P4"><text:span text:style-name="T11">[Page 17]</text:span></text:p>
      <text:p text:style-name="P4"><text:span text:style-name="T11">Arrived there, he uttered in a doleful tone the name of Daniel,/ whom he dearly loved. <text:s/>What was his surprise and joy, when/ he beheld him unhurt among terrific beasts! <text:s/>Struck with/ deep awe for the author of that miraculous deed, he publicly/ avowed his blessed name, acknowledged Daniel the faithful messenger/ of the living God, and restored him to his former station./</text:span></text:p>
      <text:p text:style-name="P4"><text:span text:style-name="T11">But Oh! what a different fate befell the envious accusers! <text:s/>We/ shrink with horror whilst narrating the chastisement which/ Darius inflicted upon them. <text:s/>The heavy doom they had/ devised against Daniel </text:span><text:soft-page-break/><text:span text:style-name="T11">was awarded to them, to their wives and/ children. <text:s/>Those impious men who goaded by the baneful passion/ of envy sought to injure their fellow-creature, drew not alone/ upon themselves </text:span><text:span text:style-name="T5">and</text:span><text:span text:style-name="T11"> but also upon their dear relatives a fierce/ punishment. <text:s/>Envy stirred them to deprive of his life a guiltless/ man, and they beheld, alas </text:span><text:span text:style-name="T5">their [?]</text:span><text:span text:style-name="T11"> their own flesh and blood/ share with them the retribution of their own perversity. <text:s/>They/ spread a net, and their feet were caught in </text:span><text:span text:style-name="T5">the</text:span><text:span text:style-name="T11"> net which they/ had spread. <text:s/>Yet let us not rejoice at it, my dear young friends!/ <text:s/></text:span><text:span text:style-name="T5">Is</text:span><text:span text:style-name="T11"> let not the fall of the sinner gladden our hearts, let us rather/ bemoan it. <text:s/>We must abhor sin, but pity the sinner, yes, we/ must pity him the more, for he is truly unhappy, since he has/ called down upon his head the anger of the Lord. <text:s/>Would you/</text:span></text:p>
      <text:p text:style-name="P4"><text:span text:style-name="T11"/></text:p>
      <text:p text:style-name="P4"><text:span text:style-name="T11">[Page 18]</text:span></text:p>
      <text:p text:style-name="P4"><text:span text:style-name="T11">entertain an ill-feeling against one of your school-mates/ whose sluggishness and negligence in his studies had exposed/ him to the </text:span><text:span text:style-name="T5">rub</text:span><text:span text:style-name="T11"> rebuke of his teacher? <text:s/>Would you not rather avert/ it from him, by advising him to relinquish his indolent habits,/ by helping him in acquiring learning? <text:s/>In like manner, we/ must not, my beloved ones, harbour an ill-feeling against/ our sinful brother, but animated with love for that unfor-/-tunate, we must endeavour to withdraw him from sin, to/ supply him with our counsel, to warm his mind and soul/ with the sacred fire of our holy religion. <text:s/>If he desists from his/ wicked doings, you will experience a joy, which no material pleasure/ can equal, you will feel the ineffable gratification of having/ redeemed his soul from destruction. <text:s/>If he persists refractorily/ you will raise your eyes towards heaven, and earnestly solicit/ the mercy of God upon your sinful brother./</text:span></text:p>
      <text:p text:style-name="P4"><text:span text:style-name="T11">But let not your heart whilst praying for the sinner, exult at/ your own righteousness, remember that "sin lieth at the door" and/ that frequently it will seize us unawares. <text:s/>Remember, and this/ I must reiterate ere I conclude, remember that no sin is so/ seductive as envy. <text:s/>It commences sometimes in the innocent/ desire of bettering one's condition, but if we are not on the/ alert, it will so obscure our intellect as to lead us to the way/</text:span></text:p>
      <text:p text:style-name="P4"><text:span text:style-name="T11"/></text:p>
      <text:p text:style-name="P4"><text:span text:style-name="T11">[Page 19]</text:span></text:p>
      <text:p text:style-name="P4"><text:span text:style-name="T11">of crime, aye, to fraudulence and theft. <text:s/>Avoid it, my beloved/ young hearers! emulate the good and the virtuous, but envy none./ <text:s/>Strive with lawful means to raise your position, but if your efforts/ are abortive, prefer an humble station, to a higher one acquired/ by subtelty[sic!] and deceit. <text:s/>Believe what experienced men have said,/ that happiness is not the lot of the rich and powerful, but of him/ who is contented with the little he possesses, remember the maxim/ of our Rabbins and act accordingly. <text:s/>"Envy, wantonness and ambi-/-tion wear out a man's life" [Hebrew]/</text:span></text:p>
      <text:p text:style-name="P4"><text:span text:style-name="T11">Our Sovereign and our Lord! <text:s/>In the hour of affliction we/ turn our eyes towards Thee and receive consolation. <text:s/>Thou/ art the fountain of all good, and good alone can proceed/ from Thee. <text:s/>When Thou givest and when Thou takest away,/ it is for our eventual happiness. <text:s/>We frail mortals may/ not discover how the trials to which humanity are exposed/ are as decree of Thy wisdom, and as we smart beneath/ them, we may even pray that they should be removed,/ but Thou knowest when to grant and when to refuse./ <text:s/>God! from the beginning Thou didst assign a place and/ a power to every element of nature, and through them/ Thy mercy and Thy justice are visibly shown./</text:span></text:p>
      <text:p text:style-name="P4"><text:span text:style-name="T11"/></text:p>
      <text:p text:style-name="P4"><text:span text:style-name="T11">[Page 20]</text:span></text:p>
      <text:p text:style-name="P4"><text:span text:style-name="T11">When the earth, irrigated by a timely rain, brings forth her/ increase to the inhabitants of the </text:span><text:span text:style-name="T5">universe</text:span><text:span text:style-name="T11"> world, when the air that/ they breathe refreshes and revives them, when fire is subservient/ to their will, it is the light of Thy countenance that shines/ upon them. <text:s/>But when the earth becomes as iron and the heavens/ above as brass, when they inhale pestilential air and fire devours/ their wealth, then it is justice that exacts her due./</text:span></text:p>
      <text:p text:style-name="P4"><text:span text:style-name="T11">Omnipotent Being! <text:s/>Thy ways are too recondite for human/ investigation, a mist of ignorance dims our minds and/ we cannot penetrate them. <text:s/>Oh! could it fling aside,/ we would then discern the transcendence of Thy wisdom./ <text:s/>But in our ignorance we commit ourselves to Thee. <text:s/>Thou/ wilt guide </text:span><text:soft-page-break/><text:span text:style-name="T11">us uprightly and we shall be saved./</text:span></text:p>
      <text:p text:style-name="P4"><text:span text:style-name="T11">Father! restore to health the sorrowful hearts, wrest from the/ hand of the destroyer that weapon which has already made/ some victims in our midst. <text:s/>Console those who mourn/ for the loss of their darling children, and they that weep/ for the decease of their venerable parents. <text:s/>Cure them/ that lie upon the couch of sickness, and maintain/ alive and happy those that Thy goodness has rescued/ from death; for Thou art a faithful Physician/ and a merciful God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6T11:01:57.57</meta:creation-date>
    <meta:document-statistic meta:table-count="0" meta:image-count="0" meta:object-count="0" meta:page-count="9" meta:paragraph-count="116" meta:word-count="4759" meta:character-count="28489"/>
    <dc:date>2012-11-26T14:37:43.29</dc:date>
    <meta:editing-duration>PT9M31S</meta:editing-duration>
    <meta:editing-cycles>1</meta:editing-cycles>
    <meta:generator>OpenOffice.org/3.4.1$Win32 OpenOffice.org_project/341m1$Build-9593</meta:generator>
  </office:meta>
</office:document-meta>
</file>